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
  <manifest:file-entry manifest:full-path="ObjectReplacements/Object 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
  <manifest:file-entry manifest:full-path="ObjectReplacements/Object 8" manifest:media-type="application/x-openoffice-gdimetafile;windows_formatname=&quot;GDIMetaFile&quot;"/>
  <manifest:file-entry manifest:full-path="ObjectReplacements/Object 30" manifest:media-type=""/>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styles.xml" manifest:media-type="text/xml"/>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17" style:family="paragraph" style:parent-style-name="Bibliography_20_1">
      <style:paragraph-properties>
        <style:tab-stops/>
      </style:paragraph-properties>
    </style:style>
    <style:style style:name="P18" style:family="paragraph" style:parent-style-name="Bibliography_20_Heading">
      <style:paragraph-properties fo:break-before="page"/>
    </style:style>
    <style:style style:name="P19" style:family="paragraph" style:parent-style-name="Tekst">
      <style:paragraph-properties fo:margin-left="0pt" fo:margin-right="0pt" fo:text-indent="0pt" style:auto-text-indent="false"/>
      <style:text-properties officeooo:rsid="00365d3a" officeooo:paragraph-rsid="00365d3a"/>
    </style:style>
    <style:style style:name="P20" style:family="paragraph" style:parent-style-name="Tekst">
      <style:paragraph-properties fo:margin-left="0pt" fo:margin-right="0pt" fo:text-indent="0pt" style:auto-text-indent="false"/>
      <style:text-properties officeooo:paragraph-rsid="0049ddb6"/>
    </style:style>
    <style:style style:name="P21" style:family="paragraph" style:parent-style-name="Tekst">
      <style:paragraph-properties fo:margin-left="0pt" fo:margin-right="0pt" fo:text-indent="0pt" style:auto-text-indent="false"/>
      <style:text-properties officeooo:paragraph-rsid="004b9067"/>
    </style:style>
    <style:style style:name="P22" style:family="paragraph" style:parent-style-name="równanie">
      <style:paragraph-properties fo:margin-left="0pt" fo:margin-right="0pt" fo:text-indent="0pt" style:auto-text-indent="false"/>
    </style:style>
    <style:style style:name="P23"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24" style:family="paragraph" style:parent-style-name="Podtytul">
      <style:text-properties officeooo:rsid="002ecb5f" officeooo:paragraph-rsid="002ecb5f"/>
    </style:style>
    <style:style style:name="P25" style:family="paragraph" style:parent-style-name="Podtytul">
      <style:text-properties officeooo:rsid="00211025" officeooo:paragraph-rsid="00211025"/>
    </style:style>
    <style:style style:name="P26" style:family="paragraph" style:parent-style-name="Podtytul">
      <style:text-properties officeooo:paragraph-rsid="00294a2a"/>
    </style:style>
    <style:style style:name="P27" style:family="paragraph" style:parent-style-name="Punkt_20_podrozdzialu">
      <style:text-properties officeooo:rsid="002ecb5f" officeooo:paragraph-rsid="002ecb5f"/>
    </style:style>
    <style:style style:name="P28" style:family="paragraph" style:parent-style-name="Punkt_20_podrozdzialu">
      <style:text-properties officeooo:rsid="00505992" officeooo:paragraph-rsid="00505992"/>
    </style:style>
    <style:style style:name="P29" style:family="paragraph" style:parent-style-name="Punkt_20_podrozdzialu">
      <style:text-properties fo:font-weight="normal" officeooo:rsid="0051c588" officeooo:paragraph-rsid="0051c588" style:font-weight-asian="normal" style:font-weight-complex="normal"/>
    </style:style>
    <style:style style:name="P30" style:family="paragraph" style:parent-style-name="Punkt_20_podrozdzialu">
      <style:text-properties officeooo:rsid="005f80b5" officeooo:paragraph-rsid="005f80b5"/>
    </style:style>
    <style:style style:name="P31" style:family="paragraph" style:parent-style-name="Tekst" style:list-style-name="Numbering_20_123">
      <style:text-properties officeooo:rsid="0027fee0" officeooo:paragraph-rsid="0027fee0"/>
    </style:style>
    <style:style style:name="P32"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33"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34"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35" style:family="paragraph" style:parent-style-name="Tekst">
      <style:paragraph-properties fo:margin-left="0pt" fo:margin-right="0pt" fo:text-indent="0pt" style:auto-text-indent="false"/>
      <style:text-properties officeooo:rsid="004b9067" officeooo:paragraph-rsid="004b9067"/>
    </style:style>
    <style:style style:name="P36" style:family="paragraph" style:parent-style-name="Tekst">
      <style:paragraph-properties fo:margin-left="0pt" fo:margin-right="0pt" fo:text-indent="0pt" style:auto-text-indent="false"/>
      <style:text-properties officeooo:rsid="004ecfd2" officeooo:paragraph-rsid="004ecfd2"/>
    </style:style>
    <style:style style:name="P37" style:family="paragraph" style:parent-style-name="Tekst">
      <style:paragraph-properties fo:margin-left="0pt" fo:margin-right="0pt" fo:text-indent="0pt" style:auto-text-indent="false"/>
      <style:text-properties officeooo:paragraph-rsid="004ecfd2"/>
    </style:style>
    <style:style style:name="P38" style:family="paragraph" style:parent-style-name="Tekst">
      <style:text-properties officeooo:rsid="00294a2a" officeooo:paragraph-rsid="00294a2a"/>
    </style:style>
    <style:style style:name="P39" style:family="paragraph" style:parent-style-name="Tekst">
      <style:paragraph-properties fo:margin-left="0pt" fo:margin-right="0pt" fo:text-indent="0pt" style:auto-text-indent="false"/>
      <style:text-properties officeooo:rsid="00544330" officeooo:paragraph-rsid="005f1390"/>
    </style:style>
    <style:style style:name="P40" style:family="paragraph" style:parent-style-name="Tekst">
      <style:paragraph-properties fo:margin-left="0pt" fo:margin-right="0pt" fo:text-indent="0pt" style:auto-text-indent="false"/>
      <style:text-properties officeooo:rsid="005f80b5" officeooo:paragraph-rsid="005f80b5"/>
    </style:style>
    <style:style style:name="P41" style:family="paragraph" style:parent-style-name="Tekst">
      <style:text-properties officeooo:rsid="005f80b5" officeooo:paragraph-rsid="005fceb8"/>
    </style:style>
    <style:style style:name="P42" style:family="paragraph" style:parent-style-name="Tekst">
      <style:paragraph-properties fo:margin-left="0pt" fo:margin-right="0pt" fo:text-indent="0pt" style:auto-text-indent="false"/>
      <style:text-properties officeooo:paragraph-rsid="005fceb8"/>
    </style:style>
    <style:style style:name="P43" style:family="paragraph" style:parent-style-name="Tekst">
      <style:paragraph-properties fo:margin-left="0pt" fo:margin-right="0pt" fo:text-indent="0pt" style:auto-text-indent="false"/>
      <style:text-properties officeooo:rsid="006153a3" officeooo:paragraph-rsid="006153a3"/>
    </style:style>
    <style:style style:name="P44" style:family="paragraph" style:parent-style-name="Tekst">
      <style:paragraph-properties fo:margin-left="0pt" fo:margin-right="0pt" fo:text-indent="0pt" style:auto-text-indent="false"/>
      <style:text-properties officeooo:rsid="006153a3" officeooo:paragraph-rsid="006285da"/>
    </style:style>
    <style:style style:name="P45" style:family="paragraph" style:parent-style-name="Tekst">
      <style:paragraph-properties fo:margin-left="0pt" fo:margin-right="0pt" fo:text-indent="0pt" style:auto-text-indent="false"/>
      <style:text-properties officeooo:rsid="006153a3" officeooo:paragraph-rsid="0062b2ae"/>
    </style:style>
    <style:style style:name="P46" style:family="paragraph" style:parent-style-name="Tekst" style:list-style-name="L2">
      <style:text-properties officeooo:paragraph-rsid="0062b2ae"/>
    </style:style>
    <style:style style:name="P47" style:family="paragraph" style:parent-style-name="Tekst" style:list-style-name="L2">
      <style:text-properties officeooo:rsid="0062b2ae" officeooo:paragraph-rsid="0062b2ae"/>
    </style:style>
    <style:style style:name="P48" style:family="paragraph" style:parent-style-name="Tekst">
      <style:paragraph-properties fo:margin-left="0pt" fo:margin-right="0pt" fo:text-indent="0pt" style:auto-text-indent="false"/>
      <style:text-properties officeooo:rsid="0062b2ae" officeooo:paragraph-rsid="0062b2ae"/>
    </style:style>
    <style:style style:name="P49" style:family="paragraph" style:parent-style-name="Tytul_20_rozdzialu">
      <style:text-properties officeooo:rsid="002ecb5f" officeooo:paragraph-rsid="002ecb5f"/>
    </style:style>
    <style:style style:name="P50" style:family="paragraph" style:parent-style-name="Tytul_20_rozdzialu">
      <style:text-properties officeooo:rsid="00211025" officeooo:paragraph-rsid="00211025"/>
    </style:style>
    <style:style style:name="P51" style:family="paragraph" style:parent-style-name="równanie">
      <style:paragraph-properties fo:margin-left="0pt" fo:margin-right="0pt" fo:text-indent="0pt" style:auto-text-indent="false"/>
    </style:style>
    <style:style style:name="P52" style:family="paragraph" style:parent-style-name="równanie">
      <style:paragraph-properties fo:margin-left="0pt" fo:margin-right="0pt" fo:text-indent="0pt" style:auto-text-indent="false"/>
      <style:text-properties officeooo:paragraph-rsid="00505992"/>
    </style:style>
    <style:style style:name="P53" style:family="paragraph" style:parent-style-name="równanie">
      <style:paragraph-properties fo:margin-left="0pt" fo:margin-right="0pt" fo:text-indent="0pt" style:auto-text-indent="false"/>
      <style:text-properties officeooo:paragraph-rsid="005fceb8"/>
    </style:style>
    <style:style style:name="P54"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5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officeooo:rsid="0049ddb6" style:font-size-asian="11pt" style:font-style-asian="normal" style:font-weight-asian="normal" style:font-weight-complex="normal"/>
    </style:style>
    <style:style style:name="T23" style:family="text">
      <style:text-properties officeooo:rsid="0041346a"/>
    </style:style>
    <style:style style:name="T24" style:family="text">
      <style:text-properties officeooo:rsid="0044ceb8"/>
    </style:style>
    <style:style style:name="T25" style:family="text">
      <style:text-properties officeooo:rsid="00456e19"/>
    </style:style>
    <style:style style:name="T26" style:family="text">
      <style:text-properties officeooo:rsid="004649b6"/>
    </style:style>
    <style:style style:name="T27" style:family="text">
      <style:text-properties officeooo:rsid="00483322"/>
    </style:style>
    <style:style style:name="T28" style:family="text">
      <style:text-properties officeooo:rsid="0048385b"/>
    </style:style>
    <style:style style:name="T29" style:family="text">
      <style:text-properties officeooo:rsid="00486f17"/>
    </style:style>
    <style:style style:name="T30" style:family="text">
      <style:text-properties officeooo:rsid="0049ddb6"/>
    </style:style>
    <style:style style:name="T31" style:family="text">
      <style:text-properties fo:font-weight="normal" officeooo:rsid="0049ddb6" style:font-weight-asian="normal" style:font-weight-complex="normal"/>
    </style:style>
    <style:style style:name="T32" style:family="text">
      <style:text-properties fo:font-weight="normal" officeooo:rsid="004ba047" style:font-weight-asian="normal" style:font-weight-complex="normal"/>
    </style:style>
    <style:style style:name="T33" style:family="text">
      <style:text-properties officeooo:rsid="004b9067"/>
    </style:style>
    <style:style style:name="T34" style:family="text">
      <style:text-properties officeooo:rsid="004ecfd2"/>
    </style:style>
    <style:style style:name="T35" style:family="text">
      <style:text-properties officeooo:rsid="004f4dc9"/>
    </style:style>
    <style:style style:name="T36" style:family="text">
      <style:text-properties officeooo:rsid="00505992"/>
    </style:style>
    <style:style style:name="T37" style:family="text">
      <style:text-properties officeooo:rsid="0051c588"/>
    </style:style>
    <style:style style:name="T38" style:family="text">
      <style:text-properties officeooo:rsid="0052fa1d"/>
    </style:style>
    <style:style style:name="T39" style:family="text">
      <style:text-properties officeooo:rsid="005318f0"/>
    </style:style>
    <style:style style:name="T40" style:family="text">
      <style:text-properties officeooo:rsid="00537068"/>
    </style:style>
    <style:style style:name="T41" style:family="text">
      <style:text-properties officeooo:rsid="00544330"/>
    </style:style>
    <style:style style:name="T42" style:family="text">
      <style:text-properties officeooo:rsid="0055ab26"/>
    </style:style>
    <style:style style:name="T43" style:family="text">
      <style:text-properties fo:font-style="italic" officeooo:rsid="0055ab26" style:font-style-asian="italic" style:font-style-complex="italic"/>
    </style:style>
    <style:style style:name="T44" style:family="text">
      <style:text-properties fo:font-style="normal" officeooo:rsid="0055ab26" style:font-style-asian="normal" style:font-style-complex="normal"/>
    </style:style>
    <style:style style:name="T45" style:family="text">
      <style:text-properties fo:font-style="normal" officeooo:rsid="005a9b2b" style:font-style-asian="normal" style:font-style-complex="normal"/>
    </style:style>
    <style:style style:name="T46" style:family="text">
      <style:text-properties fo:font-style="normal" officeooo:rsid="005c5377" style:font-style-asian="normal" style:font-style-complex="normal"/>
    </style:style>
    <style:style style:name="T47" style:family="text">
      <style:text-properties fo:font-style="normal" officeooo:rsid="005f1390" style:font-style-asian="normal" style:font-style-complex="normal"/>
    </style:style>
    <style:style style:name="T48" style:family="text">
      <style:text-properties fo:font-style="normal" officeooo:rsid="004ecfd2" style:font-style-asian="normal" style:font-style-complex="normal"/>
    </style:style>
    <style:style style:name="T49" style:family="text">
      <style:text-properties officeooo:rsid="0057a36e"/>
    </style:style>
    <style:style style:name="T50" style:family="text">
      <style:text-properties officeooo:rsid="00598dc4"/>
    </style:style>
    <style:style style:name="T51" style:family="text">
      <style:text-properties officeooo:rsid="005c5377"/>
    </style:style>
    <style:style style:name="T52" style:family="text">
      <style:text-properties officeooo:rsid="005fceb8"/>
    </style:style>
    <style:style style:name="T53" style:family="text">
      <style:text-properties officeooo:rsid="006153a3"/>
    </style:style>
    <style:style style:name="T54" style:family="text">
      <style:text-properties officeooo:rsid="006285da"/>
    </style:style>
    <style:style style:name="T55" style:family="text">
      <style:text-properties officeooo:rsid="0062b2ae"/>
    </style:style>
    <style:style style:name="T56" style:family="text">
      <style:text-properties officeooo:rsid="00635dac"/>
    </style:style>
    <style:style style:name="T5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4"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9" text:outline-level="1"><text:soft-page-break/>WSTĘP i Cel pracy</text:h>
      <text:h text:style-name="P24" text:outline-level="2">Wprowadzenie</text:h>
      <text:h text:style-name="P27" text:outline-level="3" text:is-list-header="true"/>
      <text:h text:style-name="P24"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24" text:outline-level="2">Struktura pracy </text:h>
      <text:p text:style-name="P3"/>
      <text:p text:style-name="P3"/>
      <text:p text:style-name="P3"/>
      <text:p text:style-name="P3"/>
      <text:p text:style-name="P3"/>
      <text:p text:style-name="P3"/>
      <text:p text:style-name="P3"/>
      <text:p text:style-name="P3"/>
      <text:p text:style-name="P16"/>
      <text:h text:style-name="P50" text:outline-level="1"><text:soft-page-break/>MODEL MATEMATYCZNY DRONA</text:h>
      <text:h text:style-name="P25"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54"><text:span text:style-name="T57">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ćią, a dokładnością. </text:span></text:p>
      <text:p text:style-name="P7"><text:tab/>Poniższa praca wykorzystuje modele matematyczne drona o różnym stopniu złożoności <text:s/>i przeznaczeniu do kilku różnych celów:</text:p>
      <text:p text:style-name="P7"/>
      <text:list xml:id="list3448790404" text:style-name="Numbering_20_123">
        <text:list-item>
          <text:p text:style-name="P31">symulacja modelu drona na platformie PC,</text:p>
        </text:list-item>
        <text:list-item>
          <text:p text:style-name="P31">analiza właściwości systemu w celu przygotowania systemu sterowania,</text:p>
        </text:list-item>
        <text:list-item>
          <text:p text:style-name="P31">predykcja trajektorii w celu dobrania optymalnego sterowania <text:span text:style-name="T6">w czasie działania.</text:span></text:p>
        </text:list-item>
      </text:list>
      <text:p text:style-name="P9"/>
      <text:p text:style-name="P19">Kolejny podrozdział zawiera wyprowadzenie podstawowego modelu poznawczego. W podrozdziale 2.3. model ten został rozszerzony o model obciążenia podwieszonego do drona na linie. </text:p>
      <text:h text:style-name="P26" text:outline-level="2"><text:span text:style-name="T6">Model </text:span><text:span text:style-name="T10">poznawcz</text:span><text:span text:style-name="T16">y/symulacyjny</text:span></text:h>
      <text:h text:style-name="P28" text:outline-level="3">Motywacja</text:h>
      <text:p text:style-name="P38">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ext:span><text:soft-page-break/><text:span text:style-name="T7">typu mogą być czasochłonne i kosztowne. Z tego względu w pierwszej kolejnosci przeprowadza się </text:span><text:span text:style-name="T36">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8"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54"><text:span text:style-name="T57">Powtorzenie nazywa się</text:span></text:p><text:p text:style-name="P54"><text:span text:style-name="T57"/></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54"><text:span text:style-name="T57">Zmienne wejściowe, zmienne stanu, zmienne wyjściowe</text:span></text:p><text:p text:style-name="P54"><text:span text:style-name="T57"/></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54"><text:span text:style-name="T57">Spacje w równaniu</text:span></text:p></office:annotation><text:span text:style-name="T10"><draw:frame draw:style-name="fr4"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3"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3"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2"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2"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2"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4">Ze względu na trójwymiarowy charakter przestrzeni ruchu </text:span><text:span text:style-name="T26">wygodnie jest zapisać zmienne stanu w postaci wektorowej.</text:span><text:span text:style-name="T24"> </text:span><text:span text:style-name="T26">W związku z tym</text:span><text:span text:style-name="T24"> </text:span><text:span text:style-name="T26">w</text:span><text:span text:style-name="T24">ektory położenia, prędkości w ruchu postępowym, orientacji oraz prędkości kątowej </text:span><text:span text:style-name="T26">przedstawiono jako </text:span><text:span text:style-name="T24">(x.x), (x.x), (x.x) oraz (x.x)</text:span></text:p>
      <text:p text:style-name="P22"><draw:frame draw:style-name="fr2" draw:name="Object7" text:anchor-type="as-char" svg:y="-25.99pt" svg:width="61.14pt" svg:height="46.01pt" draw:z-index="9"><draw:object xlink:href="./Object 7" xlink:type="simple" xlink:show="embed" xlink:actuate="onLoad"/><draw:image xlink:href="./ObjectReplacements/Object 7" xlink:type="simple" xlink:show="embed" xlink:actuate="onLoad"/></draw:frame><text:s/><text:span text:style-name="T24">(x.x)</text:span></text:p>
      <text:p text:style-name="P22"><draw:frame draw:style-name="fr2" draw:name="Object8" text:anchor-type="as-char" svg:y="-28.06pt" svg:width="63.3pt" svg:height="51.9pt" draw:z-index="10"><draw:object xlink:href="./Object 8" xlink:type="simple" xlink:show="embed" xlink:actuate="onLoad"/><draw:image xlink:href="./ObjectReplacements/Object 8" xlink:type="simple" xlink:show="embed" xlink:actuate="onLoad"/></draw:frame><text:span text:style-name="T24">(x.x)</text:span></text:p>
      <text:p text:style-name="P52"><text:soft-page-break/><draw:frame draw:style-name="fr2"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4">(x.x)</text:span></text:p>
      <text:p text:style-name="P52"><draw:frame draw:style-name="fr2"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4">(x.x)</text:span></text:p>
      <text:p text:style-name="P52"/>
      <text:h text:style-name="P28" text:outline-level="3">Układy odniesienia</text:h>
      <text:p text:style-name="P34"><text:tab/>Wyprowadzenie opisu dynamiki<text:span text:style-name="T37"> obiektu będącego przedmiotem zainteresowań</text:span> w postaci modelu matematycznego wymaga <text:span text:style-name="T23">określenia układu odniesienia. </text:span><text:span text:style-name="T38">W przypadku obiektów, które można </text:span><text:span text:style-name="T39">reprezentować w przybliżeniu </text:span><text:span text:style-name="T38">jako bryłę sztywną wygodnie jest zdefiniować</text:span><text:span text:style-name="T37"> </text:span><text:span text:style-name="T38">dwa układy odniesienia. Jeden z układów definuje się jako układ nieruchomy, reprezentujący przestrzeń, w której obiekt się porusza. </text:span><text:span text:style-name="T39">Drugi układ </text:span><text:span text:style-name="T50">zdefiniowany jest natomiast</text:span><text:span text:style-name="T49"> jako układ ruchomy </text:span><text:span text:style-name="T50">i służy do </text:span><text:span text:style-name="T39">reprezentacji opisywanego obiektu.</text:span><text:span text:style-name="T49"> </text:span><text:span text:style-name="T39">Orientację tego </text:span><text:span text:style-name="T50">układu </text:span><text:span text:style-name="T39">odniesienia względem układu nieruchomego interpretuje się jako orientację obiektu w rozważanej przestrzeni. </text:span><text:span text:style-name="T50">Należy podkreślić, że o</text:span><text:span text:style-name="T49">rientacja układu</text:span><text:span text:style-name="T39"> </text:span><text:span text:style-name="T49">nieruchome</text:span><text:span text:style-name="T50">go odpowiada nominalnej orientacji układu ruchomego, w której zmienne </text:span><text:span text:style-name="T41"><draw:frame draw:style-name="fr1" draw:name="Object30" text:anchor-type="as-char" svg:y="-10.69pt" svg:width="12.84pt" svg:height="13.24pt" draw:z-index="29"><draw:object xlink:href="./Object 30" xlink:type="simple" xlink:show="embed" xlink:actuate="onLoad"/><draw:image xlink:href="./ObjectReplacements/Object 30" xlink:type="simple" xlink:show="embed" xlink:actuate="onLoad"/><svg:desc>formula</svg:desc></draw:frame></text:span><text:span text:style-name="T41">, </text:span><text:span text:style-name="T41"><draw:frame draw:style-name="fr1" draw:name="Object31" text:anchor-type="as-char" svg:y="-10.69pt" svg:width="11.91pt" svg:height="13.24pt" draw:z-index="30"><draw:object xlink:href="./Object 31" xlink:type="simple" xlink:show="embed" xlink:actuate="onLoad"/><draw:image xlink:href="./ObjectReplacements/Object 31" xlink:type="simple" xlink:show="embed" xlink:actuate="onLoad"/><svg:desc>formula</svg:desc></draw:frame></text:span><text:span text:style-name="T41">, </text:span><text:span text:style-name="T41"><draw:frame draw:style-name="fr1" draw:name="Object32" text:anchor-type="as-char" svg:y="-10.69pt" svg:width="13.89pt" svg:height="13.24pt" draw:z-index="31"><draw:object xlink:href="./Object 32" xlink:type="simple" xlink:show="embed" xlink:actuate="onLoad"/><draw:image xlink:href="./ObjectReplacements/Object 32" xlink:type="simple" xlink:show="embed" xlink:actuate="onLoad"/><svg:desc>formula</svg:desc></draw:frame></text:span><text:span text:style-name="T50">przyjmują wartości zero.</text:span><text:span text:style-name="T39"> Położenie i prędkość początku ruchomego układu współrzędnych względem nieruchomego układu można z kolei interpretować jako położenie i prędkość obiektu w przestrzeni opisywanej przez nieruchomy, inercjalny układ odniesienia. </text:span></text:p>
      <text:p text:style-name="P33"><text:span text:style-name="T37"><text:tab/></text:span><text:span text:style-name="T39">W poniższej pracy </text:span><text:span text:style-name="T40">układ ruchomy powiązano z dronem. </text:span><text:span text:style-name="T38">Układ ten można traktować jako reprezentację drona w przestrzeni trójwymiarowej. Drugi układ zdefiniowano jako układ inercjalny, związany z Ziemią. </text:span><text:span text:style-name="T25">Na </text:span><office:annotation office:name="__Annotation__735_4235539540" loext:resolved="false"><dc:creator>Unknown Author</dc:creator><dc:date>2022-12-15T19:47:59.697387860</dc:date><text:p text:style-name="P54"><text:span text:style-name="T57">Rysunek przedstawiający układy współrzędnych, wektor położenia układu ruchomego, wektor prędkości oraz orientację. Wektory oznaczone tak jak powyżej</text:span></text:p></office:annotation><text:span text:style-name="T25">rysunku x</text:span><office:annotation-end office:name="__Annotation__735_4235539540"/><text:span text:style-name="T25"> zobrazowano relację pomiędzy wspomnianymi układami współrzędnych. </text:span></text:p>
      <text:p text:style-name="P14"/>
      <text:p text:style-name="P32">Rys. x. </text:p>
      <text:h text:style-name="P29" text:outline-level="3">Transformacja wektorów pomiędzy układami odniesienia</text:h>
      <text:p text:style-name="P15"><text:tab/><text:span text:style-name="T26">Ze względu na wygodę zapisu wektory sił działających na drona przedstawia się zwykle w ruchomym układzie odniesienia. W związku z tym </text:span><text:span text:style-name="T27">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29">w jednej osi</text:span><text:span text:style-name="T27">. </text:span><text:span text:style-name="T28">Macierze rotacji, które można wyodrębnić dla poszczególnych osi w przestrzeni trójwymiarowej przedstawiono </text:span><text:span text:style-name="T27"><text:s/></text:span><text:span text:style-name="T28">w postaci równań (x. x), (x.x), (x.x).</text:span></text:p>
      <text:p text:style-name="P22"><text:soft-page-break/><draw:frame draw:style-name="fr2" draw:name="Object12" text:anchor-type="as-char" svg:y="-26.79pt" svg:width="154.6pt" svg:height="48.44pt" draw:z-index="11"><draw:object xlink:href="./Object 13" xlink:type="simple" xlink:show="embed" xlink:actuate="onLoad"/><draw:image xlink:href="./ObjectReplacements/Object 13" xlink:type="simple" xlink:show="embed" xlink:actuate="onLoad"/></draw:frame></text:p>
      <text:p text:style-name="P22"><draw:frame draw:style-name="fr2" draw:name="Object13" text:anchor-type="as-char" svg:y="-26.96pt" svg:width="150.46pt" svg:height="48.44pt" draw:z-index="12"><draw:object xlink:href="./Object 12" xlink:type="simple" xlink:show="embed" xlink:actuate="onLoad"/><draw:image xlink:href="./ObjectReplacements/Object 12" xlink:type="simple" xlink:show="embed" xlink:actuate="onLoad"/><svg:desc>formula</svg:desc></draw:frame></text:p>
      <text:p text:style-name="P22"><draw:frame draw:style-name="fr2" draw:name="Object14" text:anchor-type="as-char" svg:y="-27.41pt" svg:width="156.16pt" svg:height="48.44pt" draw:z-index="13"><draw:object xlink:href="./Object 14" xlink:type="simple" xlink:show="embed" xlink:actuate="onLoad"/><draw:image xlink:href="./ObjectReplacements/Object 14" xlink:type="simple" xlink:show="embed" xlink:actuate="onLoad"/><svg:desc>formula</svg:desc></draw:frame></text:p>
      <text:p text:style-name="P20"><text:span text:style-name="T31">gdzie </text:span><text:span text:style-name="T31"><draw:frame draw:style-name="fr2" draw:name="Object15" text:anchor-type="as-char" svg:y="-10.69pt" svg:width="16.89pt" svg:height="15.05pt" draw:z-index="14"><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54"><text:span text:style-name="T57">Poprawić notację, dodać wymiar</text:span></text:p><text:p text:style-name="P54"><text:span text:style-name="T57"/></text:p></office:annotation> <text:span text:style-name="T30">macierz reprezentująca rotację w i-tej osi.</text:span><office:annotation-end office:name="__Annotation__840_4235539540"/></text:p>
      <text:p text:style-name="P21"><text:span text:style-name="T31">Sekwencyjne wykonywanie poszczególnych operacji </text:span><text:span text:style-name="T32">obrotu wektora </text:span><text:span text:style-name="T31">można reprezentować poprzez macierz, która stanowi wynik mnożenia kolejnych elementarnych macierzy rotacji </text:span><text:span text:style-name="T22"><draw:frame draw:style-name="fr2" draw:name="Object16" text:anchor-type="as-char" svg:y="-10.94pt" svg:width="35.69pt" svg:height="15.36pt" draw:z-index="15"><draw:object xlink:href="./Object 16" xlink:type="simple" xlink:show="embed" xlink:actuate="onLoad"/><draw:image xlink:href="./ObjectReplacements/Object 16" xlink:type="simple" xlink:show="embed" xlink:actuate="onLoad"/><svg:desc>formula</svg:desc></draw:frame></text:span><text:span text:style-name="T22">, </text:span><text:span text:style-name="T31"><draw:frame draw:style-name="fr2" draw:name="Object17" text:anchor-type="as-char" svg:y="-10.94pt" svg:width="35.21pt" svg:height="15.36pt" draw:z-index="16"><draw:object xlink:href="./Object 17" xlink:type="simple" xlink:show="embed" xlink:actuate="onLoad"/><draw:image xlink:href="./ObjectReplacements/Object 17" xlink:type="simple" xlink:show="embed" xlink:actuate="onLoad"/><svg:desc>formula</svg:desc></draw:frame></text:span><text:span text:style-name="T31">oraz </text:span><text:span text:style-name="T31"><draw:frame draw:style-name="fr2" draw:name="Object18" text:anchor-type="as-char" svg:y="-10.94pt" svg:width="36.26pt" svg:height="15.36pt" draw:z-index="17"><draw:object xlink:href="./Object 18" xlink:type="simple" xlink:show="embed" xlink:actuate="onLoad"/><draw:image xlink:href="./ObjectReplacements/Object 18" xlink:type="simple" xlink:show="embed" xlink:actuate="onLoad"/></draw:frame></text:span><text:span text:style-name="T31"><text:s/>(x. x)</text:span></text:p>
      <text:p text:style-name="P22"><draw:frame draw:style-name="fr2" draw:name="Object19" text:anchor-type="as-char" svg:y="-27.61pt" svg:width="414.85pt" svg:height="49.75pt" draw:z-index="18"><draw:object xlink:href="./Object 19" xlink:type="simple" xlink:show="embed" xlink:actuate="onLoad"/><draw:image xlink:href="./ObjectReplacements/Object 19" xlink:type="simple" xlink:show="embed" xlink:actuate="onLoad"/></draw:frame><text:span text:style-name="T33">(x. x)</text:span></text:p>
      <text:p text:style-name="P35">gdzie <draw:frame draw:style-name="fr2" draw:name="Object20" text:anchor-type="as-char" svg:y="-12.39pt" svg:width="45.81pt" svg:height="14.94pt" draw:z-index="19"><draw:object xlink:href="./Object 20" xlink:type="simple" xlink:show="embed" xlink:actuate="onLoad"/><draw:image xlink:href="./ObjectReplacements/Object 20" xlink:type="simple" xlink:show="embed" xlink:actuate="onLoad"/></draw:frame>— <text:s/>wynikowa macierz rotacji, <draw:frame draw:style-name="fr1" draw:name="Object45" text:anchor-type="as-char" svg:y="-10.94pt" svg:width="25.14pt" svg:height="14.4pt" draw:z-index="44"><draw:object xlink:href="./Object 45" xlink:type="simple" xlink:show="embed" xlink:actuate="onLoad"/><draw:image xlink:href="./ObjectReplacements/Object 45" xlink:type="simple" xlink:show="embed" xlink:actuate="onLoad"/></draw:frame>- <text:span text:style-name="T53">funkcja sinus,</text:span> <draw:frame draw:style-name="fr1" draw:name="Object44" text:anchor-type="as-char" svg:y="-10.94pt" svg:width="25.85pt" svg:height="14.4pt" draw:z-index="43"><draw:object xlink:href="./Object 44" xlink:type="simple" xlink:show="embed" xlink:actuate="onLoad"/><draw:image xlink:href="./ObjectReplacements/Object 44" xlink:type="simple" xlink:show="embed" xlink:actuate="onLoad"/></draw:frame>- <text:span text:style-name="T53">funkcja cosinus.</text:span></text:p>
      <text:p text:style-name="P35"/>
      <text:p text:style-name="P37"><text:span text:style-name="T34">Operację rotacji pewnego wektora</text:span><text:span text:style-name="T34"><office:annotation office:name="__Annotation__3172_750590735" loext:resolved="false"><dc:creator>Unknown Author</dc:creator><dc:date>2023-01-01T20:28:53.565263823</dc:date><text:p text:style-name="P55"><text:span text:style-name="T58">V oznacza prędkość – potencjalna niezgodność oznaczeń</text:span></text:p></office:annotation></text:span><text:span text:style-name="T34"><draw:frame draw:style-name="fr1" draw:name="Object21" text:anchor-type="as-char" svg:y="-10.69pt" svg:width="12.19pt" svg:height="13.24pt" draw:z-index="20"><draw:object xlink:href="./Object 21" xlink:type="simple" xlink:show="embed" xlink:actuate="onLoad"/><draw:image xlink:href="./ObjectReplacements/Object 21" xlink:type="simple" xlink:show="embed" xlink:actuate="onLoad"/></draw:frame></text:span><text:span text:style-name="T34">okr</text:span><office:annotation-end office:name="__Annotation__3172_750590735"/><text:span text:style-name="T34">eślonego w przestrzeni trójwymiarowej można przedstawić w postaci (x.x)</text:span></text:p>
      <text:p text:style-name="P22"><draw:frame draw:style-name="fr1" draw:name="Object22" text:anchor-type="as-char" svg:y="-10.69pt" svg:width="43.26pt" svg:height="13.24pt" draw:z-index="21"><draw:object xlink:href="./Object 22" xlink:type="simple" xlink:show="embed" xlink:actuate="onLoad"/><draw:image xlink:href="./ObjectReplacements/Object 22" xlink:type="simple" xlink:show="embed" xlink:actuate="onLoad"/></draw:frame>(x.x)</text:p>
      <text:p text:style-name="P36">gdzie <draw:frame draw:style-name="fr1" draw:name="Object23" text:anchor-type="as-char" svg:y="-12.39pt" svg:width="47.99pt" svg:height="14.94pt" draw:z-index="22"><draw:object xlink:href="./Object 23" xlink:type="simple" xlink:show="embed" xlink:actuate="onLoad"/><draw:image xlink:href="./ObjectReplacements/Object 23" xlink:type="simple" xlink:show="embed" xlink:actuate="onLoad"/></draw:frame>- wektor <text:span text:style-name="T51">prędkości </text:span><text:span text:style-name="T35">po transformacji, </text:span><draw:frame draw:style-name="fr1" draw:name="Object24" text:anchor-type="as-char" svg:y="-12.39pt" svg:width="43.51pt" svg:height="14.94pt" draw:z-index="23"><draw:object xlink:href="./Object 24" xlink:type="simple" xlink:show="embed" xlink:actuate="onLoad"/><draw:image xlink:href="./ObjectReplacements/Object 24" xlink:type="simple" xlink:show="embed" xlink:actuate="onLoad"/></draw:frame>- <text:span text:style-name="T35">wektor </text:span><text:span text:style-name="T51">prędkości</text:span><text:span text:style-name="T35"> przed transformacją.</text:span></text:p>
      <text:p text:style-name="P36"/>
      <text:p text:style-name="P39">Warto przypomieć, że zmienne <draw:frame draw:style-name="fr1" draw:name="Object27" text:anchor-type="as-char" svg:y="-10.69pt" svg:width="12.84pt" svg:height="13.24pt" draw:z-index="26"><draw:object xlink:href="./Object 27" xlink:type="simple" xlink:show="embed" xlink:actuate="onLoad"/><draw:image xlink:href="./ObjectReplacements/Object 27" xlink:type="simple" xlink:show="embed" xlink:actuate="onLoad"/></draw:frame>, <draw:frame draw:style-name="fr1" draw:name="Object25" text:anchor-type="as-char" svg:y="-10.69pt" svg:width="11.91pt" svg:height="13.24pt" draw:z-index="24"><draw:object xlink:href="./Object 25" xlink:type="simple" xlink:show="embed" xlink:actuate="onLoad"/><draw:image xlink:href="./ObjectReplacements/Object 25" xlink:type="simple" xlink:show="embed" xlink:actuate="onLoad"/></draw:frame>, <draw:frame draw:style-name="fr1" draw:name="Object26" text:anchor-type="as-char" svg:y="-10.69pt" svg:width="13.89pt" svg:height="13.24pt" draw:z-index="25"><draw:object xlink:href="./Object 26" xlink:type="simple" xlink:show="embed" xlink:actuate="onLoad"/><draw:image xlink:href="./ObjectReplacements/Object 26" xlink:type="simple" xlink:show="embed" xlink:actuate="onLoad"/></draw:frame><text:span text:style-name="T42">będące argumentami transformacji </text:span><text:span text:style-name="T42"><draw:frame draw:style-name="fr1" draw:name="Object28" text:anchor-type="as-char" svg:y="-10.69pt" svg:width="14.46pt" svg:height="13.24pt" draw:z-index="28"><draw:object xlink:href="./Object 28" xlink:type="simple" xlink:show="embed" xlink:actuate="onLoad"/><draw:image xlink:href="./ObjectReplacements/Object 28" xlink:type="simple" xlink:show="embed" xlink:actuate="onLoad"/></draw:frame></text:span><text:span text:style-name="T42"><text:s/>określają orientację drona w przestrzeni trójwymiarowej. Wiążąc ten fakt z definicjami układów odniesienia przedstawionymi w punkcie </text:span><text:span text:style-name="T43">2.2.3</text:span><text:span text:style-name="T44"> można wywnioskować, <text:s/>że macierz rotacji </text:span><text:span text:style-name="T44"><draw:frame draw:style-name="fr1" draw:name="Object29" text:anchor-type="as-char" svg:y="-10.69pt" svg:width="14.46pt" svg:height="13.24pt" draw:z-index="27"><draw:object xlink:href="./Object 29" xlink:type="simple" xlink:show="embed" xlink:actuate="onLoad"/><draw:image xlink:href="./ObjectReplacements/Object 29" xlink:type="simple" xlink:show="embed" xlink:actuate="onLoad"/><svg:desc>formula</svg:desc></draw:frame></text:span><text:span text:style-name="T44"><text:s/>opisuje zależność pomiędzy </text:span><text:span text:style-name="T46">wektorem </text:span><text:span text:style-name="T44">w układzie ruchomym, a odpowiadającą mu reprezentacją tego </text:span><text:span text:style-name="T45">wektora</text:span><text:span text:style-name="T44"> w układzie nieruchomym. </text:span><text:span text:style-name="T46">Zależność ta dotyczy wyłącznie orientacji wektora, co można uzasadnić </text:span><text:span text:style-name="T47">z wykorzystaniem równania </text:span><text:span text:style-name="T46">(x.x). </text:span><text:span text:style-name="T47">Oznacza ono, że wektor powstały w wyniku rotacji wektora </text:span><text:span text:style-name="T48"><draw:frame draw:style-name="fr1" draw:name="Object34" text:anchor-type="as-char" svg:y="-10.69pt" svg:width="12.19pt" svg:height="13.24pt" draw:z-index="32"><draw:object xlink:href="./Object 34" xlink:type="simple" xlink:show="embed" xlink:actuate="onLoad"/><draw:image xlink:href="./ObjectReplacements/Object 34" xlink:type="simple" xlink:show="embed" xlink:actuate="onLoad"/><svg:desc>formula</svg:desc></draw:frame></text:span><text:span text:style-name="T47">jest taki sam jak wektor powstały po przemnożeniu </text:span><text:soft-page-break/><text:span text:style-name="T47">wyniku rotacji wektora jednostkowego wskazującego kierunek wektora </text:span><text:span text:style-name="T48"><draw:frame draw:style-name="fr1" draw:name="Object35" text:anchor-type="as-char" svg:y="-10.69pt" svg:width="12.19pt" svg:height="13.24pt" draw:z-index="33"><draw:object xlink:href="./Object 35" xlink:type="simple" xlink:show="embed" xlink:actuate="onLoad"/><draw:image xlink:href="./ObjectReplacements/Object 35" xlink:type="simple" xlink:show="embed" xlink:actuate="onLoad"/><svg:desc>formula</svg:desc></draw:frame></text:span><text:span text:style-name="T47">przez długość tego wektora.</text:span></text:p>
      <text:p text:style-name="P53"><draw:frame draw:style-name="fr1" draw:name="Object33" text:anchor-type="as-char" svg:y="-17.55pt" svg:width="101.96pt" svg:height="28.86pt" draw:z-index="39"><draw:object xlink:href="./Object 33" xlink:type="simple" xlink:show="embed" xlink:actuate="onLoad"/><draw:image xlink:href="./ObjectReplacements/Object 33" xlink:type="simple" xlink:show="embed" xlink:actuate="onLoad"/></draw:frame>(x.x)</text:p>
      <text:h text:style-name="P30" text:outline-level="3">Równania opisujące dynamikę modelu</text:h>
      <text:p text:style-name="P41">Model matematyczny systemu dynamicznego można przedstawić <text:span text:style-name="T52">jako funkcję wektora zmiennych stanu </text:span><text:s/><draw:frame draw:style-name="fr1" draw:name="Object39" text:anchor-type="as-char" svg:y="-10.94pt" svg:width="26.84pt" svg:height="14.4pt" draw:z-index="37"><draw:object xlink:href="./Object 39" xlink:type="simple" xlink:show="embed" xlink:actuate="onLoad"/><draw:image xlink:href="./ObjectReplacements/Object 39" xlink:type="simple" xlink:show="embed" xlink:actuate="onLoad"/><svg:desc>formula</svg:desc></draw:frame><text:span text:style-name="T52">oraz wektora zmiennych wejściowych </text:span><draw:frame draw:style-name="fr1" draw:name="Object40" text:anchor-type="as-char" svg:y="-10.94pt" svg:width="26.84pt" svg:height="14.4pt" draw:z-index="38"><draw:object xlink:href="./Object 40" xlink:type="simple" xlink:show="embed" xlink:actuate="onLoad"/><draw:image xlink:href="./ObjectReplacements/Object 40" xlink:type="simple" xlink:show="embed" xlink:actuate="onLoad"/><svg:desc>formula</svg:desc></draw:frame>(x.x)</text:p>
      <text:p text:style-name="P22"><draw:frame draw:style-name="fr1" draw:name="Object36" text:anchor-type="as-char" svg:y="-19.76pt" svg:width="113.64pt" svg:height="30.44pt" draw:z-index="34"><draw:object xlink:href="./Object 36" xlink:type="simple" xlink:show="embed" xlink:actuate="onLoad"/><draw:image xlink:href="./ObjectReplacements/Object 36" xlink:type="simple" xlink:show="embed" xlink:actuate="onLoad"/></draw:frame>(x. x)</text:p>
      <text:p text:style-name="P40">gdzie <draw:frame draw:style-name="fr1" draw:name="Object37" text:anchor-type="as-char" svg:y="-10.94pt" svg:width="26.84pt" svg:height="14.4pt" draw:z-index="35"><draw:object xlink:href="./Object 37" xlink:type="simple" xlink:show="embed" xlink:actuate="onLoad"/><draw:image xlink:href="./ObjectReplacements/Object 37" xlink:type="simple" xlink:show="embed" xlink:actuate="onLoad"/></draw:frame>- wektor zmiennych stanu w chwili t, <draw:frame draw:style-name="fr1" draw:name="Object38" text:anchor-type="as-char" svg:y="-10.94pt" svg:width="26.84pt" svg:height="14.4pt" draw:z-index="36"><draw:object xlink:href="./Object 38" xlink:type="simple" xlink:show="embed" xlink:actuate="onLoad"/><draw:image xlink:href="./ObjectReplacements/Object 38" xlink:type="simple" xlink:show="embed" xlink:actuate="onLoad"/></draw:frame>- wektor zmiennych wejściowych w chwili t.</text:p>
      <text:p text:style-name="P40"/>
      <text:p text:style-name="P42"><text:span text:style-name="T52"><office:annotation office:name="__Annotation__3305_750590735" loext:resolved="false"><dc:creator>Unknown Author</dc:creator><dc:date>2023-01-01T21:21:01.845237291</dc:date><text:p text:style-name="P55"><text:span text:style-name="T58">Uzależnić od czasu lub opisać</text:span></text:p></office:annotation></text:span><text:span text:style-name="T52">Zmienne stanu oraz zmienne wejściowe opisane w punkcie 2.2.2 można zapisać w formie wektorów (x.x) oraz (x.x)</text:span><office:annotation-end office:name="__Annotation__3305_750590735"/></text:p>
      <text:p text:style-name="równanie"><draw:frame draw:style-name="fr2"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52">(x.x)</text:span></text:p>
      <text:p text:style-name="równanie"><draw:frame draw:style-name="fr1"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52">(x.x)</text:span></text:p>
      <text:p text:style-name="P44">Podczas przedstawiania modelu przyjęto notację, w której kolejne elementy wektora indeksowane są z wykorzystaniem indeksu dolnego z numeracją od wartości 1. Oznacza to, że <text:s/>element oznaczony jako <draw:frame draw:style-name="fr1"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1"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4"/>
      <text:p text:style-name="P45"><text:tab/><text:span text:style-name="T54">Loty quadcopterem możliwe są dzięki wykorzystaniu czterech silników napędzających śmigła. </text:span><text:span text:style-name="T55">Ich obrót prowadzi </text:span><text:span text:style-name="T54">do powstania siły oporu powietrza oraz siły nośnej </text:span><text:span text:style-name="T55">na każdym z płatów śmigła</text:span><text:span text:style-name="T54">. Siły nośne skojarzone z poszczególnymi śmigłami </text:span><text:span text:style-name="T55">pozwalają unieść drona oraz wykonywać nim różne manewry. Wyprowadzając model przyjęto założenia:</text:span></text:p>
      <text:list xml:id="list3165586093" text:style-name="L2">
        <text:list-item>
          <text:p text:style-name="P46"><text:span text:style-name="T55">siła wypadkowa oddziaływań związanych z pojedynczym śmigłem skupiona jest w osi obrotu napędzającego go silnika i skierowana jest w kierunku zgodnym z tą osią.</text:span></text:p>
        </text:list-item>
        <text:list-item>
          <text:p text:style-name="P47">zależność pomiędzy prędkością obrotu śmigła, a generowaną siłą jest liniowa.</text:p>
        </text:list-item>
      </text:list>
      <text:p text:style-name="P48">Podczas wyodrębniania systemu z otoczenia założono, że zmiennymi wejściowymi, sterującymi są prędkości obrotowe każdego z czterech śmigieł. Wiążąc równanie <text:span text:style-name="T56">(x. x) z założeniem 2. można przedstawić wektor sił wypadkowych generowanych przez kolejne śmigła jako (x. x)</text:span></text:p>
      <text:p text:style-name="P48"/>
      <text:p text:style-name="P48"><draw:frame draw:style-name="fr1" draw:name="Object47" text:anchor-type="as-char" svg:y="-10.69pt" svg:width="5.7pt" svg:height="13.24pt" draw:z-index="46"><draw:object xlink:href="./Object 47" xlink:type="simple" xlink:show="embed" xlink:actuate="onLoad"/><draw:image xlink:href="./ObjectReplacements/Object 47" xlink:type="simple" xlink:show="embed" xlink:actuate="onLoad"/></draw:frame></text:p>
      <text:p text:style-name="P48"><text:soft-page-break/></text:p>
      <text:p text:style-name="P44"/>
      <text:p text:style-name="P44"><text:span text:style-name="T54">D</text:span>ynamikę drona można przedstawić w postaci (x.x)</text:p>
      <text:p text:style-name="P43"/>
      <text:p text:style-name="P43"><draw:frame draw:style-name="fr1" draw:name="Object46" text:anchor-type="as-char" svg:y="-51.79pt" svg:width="183.46pt" svg:height="95.7pt" draw:z-index="45"><draw:object xlink:href="./Object 46" xlink:type="simple" xlink:show="embed" xlink:actuate="onLoad"/><draw:image xlink:href="./ObjectReplacements/Object 46" xlink:type="simple" xlink:show="embed" xlink:actuate="onLoad"/></draw:frame></text:p>
      <text:p text:style-name="P43"/>
      <text:p text:style-name="P4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8">Bibliography</text:p>
          </text:index-title>
          <text:p text:style-name="P17">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17">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1-01T22:05:22.001389228</dc:date>
    <meta:editing-duration>PT1H8M10S</meta:editing-duration>
    <meta:editing-cycles>10</meta:editing-cycles>
    <meta:generator>LibreOffice/7.3.7.2$Linux_X86_64 LibreOffice_project/30$Build-2</meta:generator>
    <meta:document-statistic meta:table-count="0" meta:image-count="0" meta:object-count="47" meta:page-count="10" meta:paragraph-count="75" meta:word-count="1538" meta:character-count="11902" meta:non-whitespace-character-count="10412"/>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row>
            <mrow>
              <mtable>
                <mtr>
                  <mtd>
                    <msub>
                      <mi>x</mi>
                      <mn>4</mn>
                    </msub>
                  </mtd>
                </mtr>
                <mtr>
                  <mtd>
                    <msub>
                      <mi>x</mi>
                      <mn>5</mn>
                    </msub>
                  </mtd>
                </mtr>
                <mtr>
                  <mtd>
                    <msub>
                      <mi>x</mi>
                      <mn>6</mn>
                    </msub>
                  </mtd>
                </mtr>
                <mtr>
                  <mtd>
                    <mrow>
                      <mfrac>
                        <mn>1</mn>
                        <mi>m</mi>
                      </mfrac>
                      <mrow>
                        <mo fence="true" form="prefix" stretchy="false">[</mo>
                        <mrow>
                          <msub>
                            <mi>F</mi>
                            <mn>1</mn>
                          </msub>
                        </mrow>
                        <mo fence="true" form="postfix" stretchy="false">]</mo>
                      </mrow>
                    </mrow>
                  </mtd>
                </mtr>
                <mtr>
                  <mtd>
                    <mrow/>
                  </mtd>
                </mtr>
              </mtable>
              <msub>
                <mi>V</mi>
                <mi>z</mi>
              </msub>
            </mrow>
            <mrow/>
            <mi>φ</mi>
            <mrow/>
            <mi>θ</mi>
            <mrow/>
            <mi>ψ</mi>
            <mrow/>
            <msub>
              <mi>ω</mi>
              <mi>x</mi>
            </msub>
            <mrow/>
            <msub>
              <mi>ω</mi>
              <mi>y</mi>
            </msub>
            <mrow/>
            <msub>
              <mi>ω</mi>
              <mi>z</mi>
            </msub>
            <mrow/>
          </mrow>
        </mrow>
        <mo fence="true" form="postfix" stretchy="true">]</mo>
      </mrow>
    </mrow>
    <annotation encoding="StarMath 5.0">dot{ bold{x} } = left [ matrix {x_4 ## x_5 ## x_6 ## frac {1} {m}[F_1]  ## V_y # V_z # φ # θ # ψ # ω_x # ω_y # ω_z}  right ]</annotation>
  </semantics>
</math>
</file>

<file path=Object 47/content.xml><?xml version="1.0" encoding="utf-8"?>
<math xmlns="http://www.w3.org/1998/Math/MathML" display="block"/>
</file>

<file path=Object 5/content.xml><?xml version="1.0" encoding="utf-8"?>
<math xmlns="http://www.w3.org/1998/Math/MathML" display="block">
  <semantics>
    <mi>ψ</mi>
    <annotation encoding="StarMath 5.0">ψ</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